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pitch="variable"/>
    <style:font-face style:name="OpenSymbol1" svg:font-family="OpenSymbol" style:font-adornments="Regular" style:font-pitch="variable"/>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loext:opacity="90%" style:font-name="apple-system" fo:font-size="12pt" fo:letter-spacing="normal" fo:font-style="normal" fo:font-weight="normal"/>
    </style:style>
    <style:style style:name="P2" style:family="paragraph" style:parent-style-name="Standard">
      <style:text-properties officeooo:rsid="00088a7c" officeooo:paragraph-rsid="00088a7c"/>
    </style:style>
    <style:style style:name="P3" style:family="paragraph" style:parent-style-name="Standard">
      <style:paragraph-properties fo:text-align="start" style:justify-single-word="false" style:writing-mode="lr-tb"/>
      <style:text-properties officeooo:rsid="00088a7c" officeooo:paragraph-rsid="00088a7c"/>
    </style:style>
    <style:style style:name="P4" style:family="paragraph" style:parent-style-name="Standard">
      <style:paragraph-properties fo:text-align="start" style:justify-single-word="false" style:writing-mode="lr-tb"/>
      <style:text-properties officeooo:paragraph-rsid="00088a7c"/>
    </style:style>
    <style:style style:name="P5" style:family="paragraph" style:parent-style-name="Standard" style:list-style-name="WWNum1">
      <style:paragraph-properties fo:text-align="start" style:justify-single-word="false" style:writing-mode="lr-tb"/>
      <style:text-properties officeooo:paragraph-rsid="00088a7c"/>
    </style:style>
    <style:style style:name="P6" style:family="paragraph" style:parent-style-name="Standard" style:list-style-name="WWNum2">
      <style:paragraph-properties fo:text-align="start" style:justify-single-word="false" style:writing-mode="lr-tb"/>
      <style:text-properties officeooo:paragraph-rsid="00088a7c"/>
    </style:style>
    <style:style style:name="P7" style:family="paragraph" style:parent-style-name="Standard" style:list-style-name="">
      <style:paragraph-properties fo:margin-left="1.27cm" fo:margin-right="0cm" fo:text-align="start" style:justify-single-word="false" fo:text-indent="0cm" style:auto-text-indent="false" style:writing-mode="lr-tb"/>
      <style:text-properties officeooo:paragraph-rsid="00088a7c"/>
    </style:style>
    <style:style style:name="P8" style:family="paragraph" style:parent-style-name="Standard" style:list-style-name="WWNum3">
      <style:paragraph-properties fo:text-align="start" style:justify-single-word="false" style:writing-mode="lr-tb"/>
      <style:text-properties officeooo:paragraph-rsid="00088a7c"/>
    </style:style>
    <style:style style:name="P9" style:family="paragraph" style:parent-style-name="Standard" style:list-style-name="WWNum4">
      <style:paragraph-properties fo:text-align="start" style:justify-single-word="false" style:writing-mode="lr-tb"/>
      <style:text-properties officeooo:paragraph-rsid="00088a7c"/>
    </style:style>
    <style:style style:name="T1" style:family="text">
      <style:text-properties officeooo:rsid="00088a7c"/>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PL for Database Concepts ISYS2390. </text:p>
      <text:p text:style-name="Standard"/>
      <text:p text:style-name="P4">1.Use the principles underlying database systems and explain the purposes for which they are used.</text:p>
      <text:p text:style-name="P4">2.Describe the relational model and model data as relations.</text:p>
      <text:p text:style-name="P4">3.Create description of a relational database using Entity Relationship Model.</text:p>
      <text:p text:style-name="P4">4.Formulate queries in relational algebra and use SQL to manipulate data in relational database.</text:p>
      <text:p text:style-name="P4">5.Define views and their purposes and formulate and interpret queries on views.</text:p>
      <text:p text:style-name="P4">6.Create procedures to manipulate data in database.</text:p>
      <text:p text:style-name="Standard"/>
      <text:p text:style-name="P4">Here is a summary of my Database related experience/learning compared to the CLOs:</text:p>
      <text:p text:style-name="P4"/>
      <text:p text:style-name="P4">All CLOs: Completed the Microsoft Azure Data Fundamentals (DP-900)</text:p>
      <text:p text:style-name="P4"/>
      <text:p text:style-name="P3">Evidence: <text:a xlink:type="simple" xlink:href="https://www.credly.com/badges/cba90025-7764-46b7-aa22-df4229310f44/public_url" text:style-name="Internet_20_link" text:visited-style-name="Visited_20_Internet_20_Link">https://www.credly.com/badges/cba90025-7764-46b7-aa22-df4229310f44/public_url</text:a></text:p>
      <text:p text:style-name="P4"/>
      <text:p text:style-name="P4"><text:span text:style-name="T1">W</text:span>hich covers:</text:p>
      <text:p text:style-name="P4"><text:a xlink:type="simple" xlink:href="https://learn.microsoft.com/en-us/certifications/resources/study-guides/dp-900" text:style-name="Internet_20_link" text:visited-style-name="Visited_20_Internet_20_Link"><text:span text:style-name="Internet_20_link">https://learn.microsoft.com/en-us/certifications/resources/study-guides/dp-900</text:span></text:a></text:p>
      <text:p text:style-name="P4">Relevant (with links to some of the free learning material provided by Microsoft):</text:p>
      <text:p text:style-name="P4"/>
      <text:p text:style-name="P4">CLOs 1-3: </text:p>
      <text:p text:style-name="P4"><text:a xlink:type="simple" xlink:href="https://learn.microsoft.com/en-us/training/modules/explore-core-data-concepts/4-databases" text:style-name="Internet_20_link" text:visited-style-name="Visited_20_Internet_20_Link"><text:span text:style-name="Internet_20_link">https://learn.microsoft.com/en-us/training/modules/explore-core-data-concepts/4-databases</text:span></text:a></text:p>
      <text:p text:style-name="P4"/>
      <text:p text:style-name="P4"><text:a xlink:type="simple" xlink:href="https://learn.microsoft.com/en-us/training/modules/explore-relational-data-offerings/2-understand-relational-data" text:style-name="Internet_20_link" text:visited-style-name="Visited_20_Internet_20_Link"><text:span text:style-name="Internet_20_link">https://learn.microsoft.com/en-us/training/modules/explore-relational-data-offerings/2-understand-relational-data</text:span></text:a></text:p>
      <text:p text:style-name="P4"/>
      <text:p text:style-name="P4"><text:a xlink:type="simple" xlink:href="https://learn.microsoft.com/en-us/training/modules/explore-relational-data-offerings/3-normalization" text:style-name="Internet_20_link" text:visited-style-name="Visited_20_Internet_20_Link"><text:span text:style-name="Internet_20_link">https://learn.microsoft.com/en-us/training/modules/explore-relational-data-offerings/3-normalization</text:span></text:a></text:p>
      <text:p text:style-name="P4"/>
      <text:p text:style-name="P4">CLO 4:</text:p>
      <text:p text:style-name="P4"><text:a xlink:type="simple" xlink:href="https://learn.microsoft.com/en-gb/training/modules/explore-relational-data-offerings/4-query-with-sql" text:style-name="Internet_20_link" text:visited-style-name="Visited_20_Internet_20_Link"><text:span text:style-name="Internet_20_link">https://learn.microsoft.com/en-gb/training/modules/explore-relational-data-offerings/4-query-with-sql</text:span></text:a></text:p>
      <text:p text:style-name="P4"/>
      <text:p text:style-name="P4">CLOs 5 &amp; 6:</text:p>
      <text:p text:style-name="P4"><text:a xlink:type="simple" xlink:href="https://learn.microsoft.com/en-gb/training/modules/explore-relational-data-offerings/5-database-objects" text:style-name="Internet_20_link" text:visited-style-name="Visited_20_Internet_20_Link"><text:span text:style-name="Internet_20_link">https://learn.microsoft.com/en-gb/training/modules/explore-relational-data-offerings/5-database-objects</text:span></text:a></text:p>
      <text:p text:style-name="P4"/>
      <text:p text:style-name="P4">CLOs 1, 2, &amp; 4-6: Some examples of Azure Data Fundamental Labs</text:p>
      <text:p text:style-name="P4"><text:a xlink:type="simple" xlink:href="https://microsoftlearning.github.io/DP-900T00A-Azure-Data-Fundamentals/Instructions/Labs/dp900-01-sql-lab.html" text:style-name="Internet_20_link" text:visited-style-name="Visited_20_Internet_20_Link"><text:span text:style-name="Internet_20_link">https://microsoftlearning.github.io/DP-900T00A-Azure-Data-Fundamentals/Instructions/Labs/dp900-01-sql-lab.html</text:span></text:a></text:p>
      <text:p text:style-name="P4"/>
      <text:p text:style-name="P4"><text:a xlink:type="simple" xlink:href="https://microsoftlearning.github.io/DP-900T00A-Azure-Data-Fundamentals/Instructions/Labs/dp900-03-cosmos-lab.html" text:style-name="Internet_20_link" text:visited-style-name="Visited_20_Internet_20_Link"><text:span text:style-name="Internet_20_link">https://microsoftlearning.github.io/DP-900T00A-Azure-Data-Fundamentals/Instructions/Labs/dp900-03-cosmos-lab.html</text:span></text:a></text:p>
      <text:p text:style-name="P4"/>
      <text:p text:style-name="P4"><text:a xlink:type="simple" xlink:href="https://microsoftlearning.github.io/DP-900T00A-Azure-Data-Fundamentals/Instructions/Labs/dp900-04-synapse-lab.html" text:style-name="Internet_20_link" text:visited-style-name="Visited_20_Internet_20_Link"><text:span text:style-name="Internet_20_link">https://microsoftlearning.github.io/DP-900T00A-Azure-Data-Fundamentals/Instructions/Labs/dp900-04-synapse-lab.html</text:span></text:a></text:p>
      <text:p text:style-name="P4"/>
      <text:p text:style-name="P4">CLOs 1, 2 &amp; 4: Completed the Microsoft Azure A.I. Fundamentals (AI-900) which covers: </text:p>
      <text:p text:style-name="P4"><text:a xlink:type="simple" xlink:href="https://learn.microsoft.com/en-us/certifications/resources/study-guides/ai-900" text:style-name="Internet_20_link" text:visited-style-name="Visited_20_Internet_20_Link"><text:span text:style-name="Internet_20_link">https://learn.microsoft.com/en-us/certifications/resources/study-guides/ai-900</text:span></text:a> demonstrates how to use Databases to Model Data and train Algorithms. <text:a xlink:type="simple" xlink:href="https://www.credly.com/badges/0f00c904-de2c-4fde-b9d7-6d1e8590401a/public_url" text:style-name="Internet_20_link" text:visited-style-name="Visited_20_Internet_20_Link">https://www.credly.com/badges/0f00c904-de2c-4fde-b9d7-6d1e8590401a/public_url</text:a></text:p>
      <text:p text:style-name="P4"/>
      <text:p text:style-name="P4"/>
      <text:p text:style-name="P4"><text:soft-page-break/>All CLOs: Completed an internship (12 weeks x 22 hours) as a ‘Digital Media Solutions Architect’ at Soniq which I got through RMIT where many of my daily activities were Database related such as:</text:p>
      <text:list text:style-name="WWNum1">
        <text:list-item>
          <text:p text:style-name="P5">Database Provisioning using AWS RDS.</text:p>
        </text:list-item>
        <text:list-item>
          <text:p text:style-name="P5">Creating Database Schema using DDL, based on best practices for Entity-Relationship Diagrams (ERDs).</text:p>
        </text:list-item>
        <text:list-item>
          <text:p text:style-name="P5">Securing and controlling access to a Database using DCL, NAT, SGS, Firewalls, etc. </text:p>
        </text:list-item>
        <text:list-item>
          <text:p text:style-name="P5">Configuring Redis and Elasticache for better read access using a caching network.</text:p>
        </text:list-item>
      </text:list>
      <text:p text:style-name="P4"><text:s text:c="2"/></text:p>
      <text:p text:style-name="P4">CLOs 1 &amp; 2: Worked on an Industry Project for a Charity called ‘PawGlobal’ with Tanya Unterberger for several months where I was in-charge of database provisioning, maintenance tasks including; editing and backing up a MySQL Database by writing Bash Scripts; automating using Cron. </text:p>
      <text:p text:style-name="P4"/>
      <text:p text:style-name="P4">CLOs 1, 2 &amp; 4: Came 2<text:span text:style-name="T2">nd</text:span> in the WorldSkills Regional Cloud Computing Competition where one of the six challenges involved: </text:p>
      <text:p text:style-name="P4">1. Discovering the username and password for the Database.</text:p>
      <text:p text:style-name="P4">2. Recovering the Database to a previous point in time.</text:p>
      <text:p text:style-name="P4">3. Querying the Database through a Bastion Host.</text:p>
      <text:p text:style-name="P4">4. Uncover a specific token of a specific entity by querying the schema. <text:s/></text:p>
      <text:p text:style-name="P4"/>
      <text:p text:style-name="P4">CLOs 1, 2 &amp; 4: Came 6<text:span text:style-name="T2">th</text:span> in the WorldSkills Regional Cybersecurity Competition where 2 of the 7 challenges involved using SQL Injection on a SQLite3 Database to dump the entire schema to find Users, Passwords, and other information we shouldn’t have had access to and then login using the Administrator’s Account.</text:p>
      <text:p text:style-name="P4"/>
      <text:p text:style-name="P4">All CLOs: Completed the following micro-credentials:</text:p>
      <text:p text:style-name="P4"/>
      <text:p text:style-name="P4">LinkedIn Course: Oracle Database 12c: Basic SQL by David Yahalom</text:p>
      <text:p text:style-name="P4">Covers: SQL Structures DML, DDL, GROUPING, JOINs</text:p>
      <text:p text:style-name="P4"/>
      <text:p text:style-name="P4">LinkedIn Course: SQL Essential Training by Walter Shields</text:p>
      <text:p text:style-name="P4">Covers: SQL Structures DML, JOINs, Functions, GROUPINGs, nesting, VIEWs</text:p>
      <text:p text:style-name="P4"/>
      <text:p text:style-name="P4">CLOs 1-4: Using numerous Databases in my other RMIT Courses such as:</text:p>
      <text:p text:style-name="P4"/>
      <text:list xml:id="list975405143" text:style-name="WWNum2">
        <text:list-item>
          <text:p text:style-name="P6">Connecting XAMPP Server to Java Programs and using DDL to create a basic schema, and DML to query from my Program with Nisha Kaushal in COSC7394C. </text:p>
        </text:list-item>
      </text:list>
      <text:p text:style-name="P7"/>
      <text:list xml:id="list155936378157247" text:continue-numbering="true" text:style-name="WWNum2">
        <text:list-item>
          <text:p text:style-name="P6">Creation of an RDS MySQL Database with a basic Schema, and querying it via a Virtual Machine with Aminul Islam in ISYS7597C. </text:p>
        </text:list-item>
      </text:list>
      <text:p text:style-name="P7"/>
      <text:list xml:id="list155936576560044" text:continue-numbering="true" text:style-name="WWNum2">
        <text:list-item>
          <text:p text:style-name="P6">Basic queries in MySQLWorkBench as well as reading Database audit logs with Rachael Jeikishore in COSC7405C.</text:p>
        </text:list-item>
      </text:list>
      <text:p text:style-name="P4"/>
      <text:p text:style-name="P4">Lastly, I have used Databases for several personal projects such as:</text:p>
      <text:list text:style-name="WWNum3">
        <text:list-item>
          <text:p text:style-name="P8">The creation of a personal website that has Database connectivity.</text:p>
        </text:list-item>
        <text:list-item>
          <text:p text:style-name="P8">Using Microsoft Access to design ERD Models, and query Databases. </text:p>
        </text:list-item>
        <text:list-item>
          <text:p text:style-name="P8">The use of Data Warehouses and Data Lakes to store big data; using data pipelines for data ingestion, and using it to train ML Models. </text:p>
        </text:list-item>
        <text:list-item>
          <text:p text:style-name="P8">Running a local Database on my PC that stores my Passwords in a Secure Database.</text:p>
        </text:list-item>
      </text:list>
      <text:p text:style-name="P4"/>
      <text:p text:style-name="P4"><text:soft-page-break/>And have explored other Database and Data Technologies in-depth such as:</text:p>
      <text:list text:style-name="WWNum4">
        <text:list-item>
          <text:p text:style-name="P9">Semi-Structured (JSON, YAML, CSV, XML, Table, Parquet, Orc, Avro)</text:p>
        </text:list-item>
        <text:list-item>
          <text:p text:style-name="P9">Unstructured (CosmosDB, DynamoDB, Graph, BLOB)</text:p>
        </text:list-item>
      </text:list>
      <text:p text:style-name="P4"/>
      <text:p text:style-name="P4"/>
      <text:p text:style-name="Standard"/>
      <text:p text:style-name="Standard"><text:a xlink:type="simple" xlink:href="https://mystery.knightlab.com/" text:style-name="Internet_20_link" text:visited-style-name="Visited_20_Internet_20_Link">https://mystery.knightlab.com/</text:a></text:p>
      <text:p text:style-name="Standard"/>
      <text:p text:style-name="Standard"><text:a xlink:type="simple" xlink:href="https://selectstarsql.com/" text:style-name="Internet_20_link" text:visited-style-name="Visited_20_Internet_20_Link">https://selectstarsql.com/</text:a></text:p>
      <text:p text:style-name="Standard"/>
      <text:p text:style-name="Standard"><text:a xlink:type="simple" xlink:href="https://sqlzoo.net/wiki/SQL_Tutorial" text:style-name="Internet_20_link" text:visited-style-name="Visited_20_Internet_20_Link">https://sqlzoo.net/wiki/SQL_Tutorial</text:a></text:p>
      <text:p text:style-name="Standard"/>
      <text:p text:style-name="Standard"><text:a xlink:type="simple" xlink:href="https://sql-island.informatik.uni-kl.de/" text:style-name="Internet_20_link" text:visited-style-name="Visited_20_Internet_20_Link">https://sql-island.informatik.uni-kl.de/</text:a></text:p>
      <text:p text:style-name="Standard"/>
      <text:p text:style-name="Standard"><text:a xlink:type="simple" xlink:href="https://sqlpd.com/" text:style-name="Internet_20_link" text:visited-style-name="Visited_20_Internet_20_Link">https://sqlpd.com/</text:a></text:p>
      <text:p text:style-name="Standard"/>
      <text:p text:style-name="Standard"><text:a xlink:type="simple" xlink:href="https://schemaverse.com/" text:style-name="Internet_20_link" text:visited-style-name="Visited_20_Internet_20_Link">https://schemaverse.com/</text:a></text:p>
      <text:p text:style-name="Standard"/>
      <text:p text:style-name="P1"><text:a xlink:type="simple" xlink:href="https://www.linkedin.com/learning/certificates/e436aed9755ec2bbd86ef012898f3fe1cb84cd4b87124baad14f7818030e7623" text:style-name="Internet_20_link" text:visited-style-name="Visited_20_Internet_20_Link">https://www.linkedin.com/learning/certificates/e436aed9755ec2bbd86ef012898f3fe1cb84cd4b87124baad14f7818030e7623</text:a></text:p>
      <text:p text:style-name="P1"/>
      <text:p text:style-name="P1"><text:a xlink:type="simple" xlink:href="https://www.linkedin.com/learning/certificates/98ed9a796db9d23ecb686b434f3375f356b4fb6b6b316afa9f206d154f62b97e" text:style-name="Internet_20_link" text:visited-style-name="Visited_20_Internet_20_Link">https://www.linkedin.com/learning/certificates/98ed9a796db9d23ecb686b434f3375f356b4fb6b6b316afa9f206d154f62b97e</text:a></text:p>
      <text:p text:style-name="P1"/>
      <text:p text:style-name="P1"><text:a xlink:type="simple" xlink:href="https://www.linkedin.com/learning/certificates/afb52ed7631c05fb1cdb37a87d8f3710fe671eb7e6c0e9d7fcbb741c335fb24f" text:style-name="Internet_20_link" text:visited-style-name="Visited_20_Internet_20_Link">https://www.linkedin.com/learning/certificates/afb52ed7631c05fb1cdb37a87d8f3710fe671eb7e6c0e9d7fcbb741c335fb24f</text:a></text:p>
      <text:p text:style-name="P1"/>
      <text:p text:style-name="P1"><text:a xlink:type="simple" xlink:href="https://www.linkedin.com/learning/nosql-essential-training/get-to-know-nosql?u=2104756" text:style-name="Internet_20_link" text:visited-style-name="Visited_20_Internet_20_Link">https://www.linkedin.com/learning/nosql-essential-training/get-to-know-nosql?u=2104756</text:a></text:p>
      <text:p text:style-name="P1"/>
      <text:p text:style-name="P1"><text:a xlink:type="simple" xlink:href="https://www.linkedin.com/learning/certificates/8ee0259f626cdcb83026963d8767920150016c1be3435a43108511191f944052" text:style-name="Internet_20_link" text:visited-style-name="Visited_20_Internet_20_Link">https://www.linkedin.com/learning/certificates/8ee0259f626cdcb83026963d8767920150016c1be3435a43108511191f944052</text:a></text:p>
      <text:p text:style-name="P1"/>
      <text:p text:style-name="P1"/>
      <text:p text:style-name="P1"><text:a xlink:type="simple" xlink:href="https://www.linkedin.com/learning/certificates/2594c1ec461e87097b03e67834dedad188026a6329350b1e24018ec1a83b6825" text:style-name="Internet_20_link" text:visited-style-name="Visited_20_Internet_20_Link">https://www.linkedin.com/learning/certificates/2594c1ec461e87097b03e67834dedad188026a6329350b1e24018ec1a83b6825</text:a></text:p>
      <text:p text:style-name="P1"/>
      <text:p text:style-name="P1"><text:a xlink:type="simple" xlink:href="https://www.linkedin.com/learning/certificates/2594c1ec461e87097b03e67834dedad188026a6329350b1e24018ec1a83b6825" text:style-name="Internet_20_link" text:visited-style-name="Visited_20_Internet_20_Link">https://www.linkedin.com/learning/certificates/2594c1ec461e87097b03e67834dedad188026a6329350b1e24018ec1a83b6825</text:a></text:p>
      <text:p text:style-name="P1"/>
      <text:p text:style-name="P1"><text:a xlink:type="simple" xlink:href="https://www.linkedin.com/learning/certificates/e30acbfc7fd11fd439419b306c5487e09980590d16678cf358f9d65176b06976" text:style-name="Internet_20_link" text:visited-style-name="Visited_20_Internet_20_Link">https://www.linkedin.com/learning/certificates/e30acbfc7fd11fd439419b306c5487e09980590d16678cf358f9d65176b06976</text:a></text:p>
      <text:p text:style-name="P1"/>
      <text:p text:style-name="P1"><text:a xlink:type="simple" xlink:href="https://www.linkedin.com/learning/certificates/005c2abc4ecdf61984059e5e325862bd3003ea9e573752ba21fa3533d2d8af82" text:style-name="Internet_20_link" text:visited-style-name="Visited_20_Internet_20_Link">https://www.linkedin.com/learning/certificates/005c2abc4ecdf61984059e5e325862bd3003ea9e573752ba21fa3533d2d8af82</text:a></text:p>
      <text:p text:style-name="P1"/>
      <text:p text:style-name="P1"/>
      <text:p text:style-name="P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pitch="variable"/>
    <style:font-face style:name="OpenSymbol1" svg:font-family="OpenSymbol" style:font-adornments="Regular" style:font-pitch="variable"/>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 style:font-family-complex="OpenSymbol" style:font-family-generic-complex="system" style:font-pitch-complex="variable"/>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 style:font-family-complex="OpenSymbol" style:font-family-generic-complex="system" style:font-pitch-complex="variable"/>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 style:font-family-complex="OpenSymbol" style:font-family-generic-complex="system" style:font-pitch-complex="variable"/>
    </style:style>
    <style:style style:name="ListLabel_20_36" style:display-name="ListLabel 36" style:family="text">
      <style:text-properties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7T15:38:25.041055231</meta:creation-date>
    <dc:date>2023-07-07T15:59:35.902695866</dc:date>
    <meta:editing-duration>PT21M11S</meta:editing-duration>
    <meta:editing-cycles>1</meta:editing-cycles>
    <meta:document-statistic meta:table-count="0" meta:image-count="0" meta:object-count="0" meta:page-count="4" meta:paragraph-count="72" meta:word-count="641" meta:character-count="6100" meta:non-whitespace-character-count="5529"/>
    <meta:generator>LibreOffice/7.5.3.2$Linux_X86_64 LibreOffice_project/50$Build-2</meta:generator>
  </office:meta>
</office:document-meta>
</file>